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d7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3.24cm" fo:min-width="9.9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2.106cm" fo:min-width="9.74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0.181cm" fo:min-width="0cm"/>
    </style:style>
    <style:style style:name="gr9" style:family="graphic" style:parent-style-name="objectwithoutfill">
      <style:graphic-properties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3.235cm" fo:min-width="9.9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39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4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2.106cm" fo:min-width="9.739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d7" draw:textarea-horizontal-align="justify" draw:textarea-vertical-align="top" draw:auto-grow-height="false" fo:min-height="13.906cm" fo:min-width="12.9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standard">
      <style:graphic-properties svg:stroke-color="#000000" draw:fill-color="#ffffd7" draw:textarea-horizontal-align="justify" draw:textarea-vertical-align="middle" draw:auto-grow-height="false" fo:min-height="0.29cm" fo:min-width="0.04cm"/>
    </style:style>
    <style:style style:name="gr22" style:family="graphic" style:parent-style-name="standard">
      <style:graphic-properties svg:stroke-color="#000000" draw:fill-color="#b4c7dc" draw:textarea-horizontal-align="justify" draw:textarea-vertical-align="middle" draw:auto-grow-height="false" fo:min-height="2.152cm" fo:min-width="6.76cm"/>
      <style:paragraph-properties style:writing-mode="lr-tb"/>
    </style:style>
    <style:style style:name="gr23" style:family="graphic" style:parent-style-name="standard">
      <style:graphic-properties svg:stroke-color="#000000" draw:fill-color="#afd095" draw:textarea-horizontal-align="justify" draw:textarea-vertical-align="middle" draw:auto-grow-height="false" fo:min-height="2.29cm" fo:min-width="5.664cm"/>
      <style:paragraph-properties style:writing-mode="lr-tb"/>
    </style:style>
    <style:style style:name="gr24" style:family="graphic" style:parent-style-name="standard">
      <style:graphic-properties svg:stroke-color="#000000" draw:fill-color="#ffffd7" draw:textarea-horizontal-align="justify" draw:textarea-vertical-align="middle" draw:auto-grow-height="false" fo:min-height="2.256cm" fo:min-width="6.76cm"/>
      <style:paragraph-properties style:writing-mode="lr-tb"/>
    </style:style>
    <style:style style:name="gr25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6.862cm"/>
      <style:paragraph-properties style:writing-mode="lr-tb"/>
    </style:style>
    <style:style style:name="gr26" style:family="graphic" style:parent-style-name="standard">
      <style:graphic-properties svg:stroke-color="#000000" draw:fill-color="#afd095" draw:textarea-horizontal-align="justify" draw:textarea-vertical-align="middle" draw:auto-grow-height="false" fo:min-height="2.29cm" fo:min-width="5.698cm"/>
      <style:paragraph-properties style:writing-mode="lr-tb"/>
    </style:style>
    <style:style style:name="gr27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6.889cm"/>
      <style:paragraph-properties style:writing-mode="lr-tb"/>
    </style:style>
    <style:style style:name="gr28" style:family="graphic" style:parent-style-name="standard">
      <style:graphic-properties svg:stroke-color="#000000" draw:fill-color="#f7d1d5" draw:textarea-horizontal-align="justify" draw:textarea-vertical-align="middle" draw:auto-grow-height="false" fo:min-height="2.29cm" fo:min-width="11.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1" style:family="paragraph">
      <loext:graphic-properties draw:fill-color="#ffff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-color="#afd095"/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loext:graphic-properties draw:fill-color="#ffd428"/>
      <style:paragraph-properties fo:text-align="center" style:writing-mode="lr-tb"/>
    </style:style>
    <style:style style:name="P16" style:family="paragraph">
      <loext:graphic-properties draw:fill-color="#f7d1d5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1.712cm" svg:y1="5.745cm" svg:x2="21.752cm" svg:y2="9.495cm" draw:start-shape="id1" draw:start-glue-point="2" draw:end-shape="id2" draw:end-glue-point="4" svg:d="M21712 5745l40 3750" svg:viewBox="0 0 41 3751">
          <text:p/>
        </draw:connector>
        <draw:connector draw:style-name="gr2" draw:text-style-name="P1" draw:layer="layout" draw:type="line" svg:x1="9.164cm" svg:y1="9.805cm" svg:x2="7.245cm" svg:y2="9.801cm" draw:start-shape="id3" draw:start-glue-point="3" draw:end-shape="id4" draw:end-glue-point="10" svg:d="M9164 9805l-1919-4" svg:viewBox="0 0 1920 5">
          <text:p/>
        </draw:connector>
        <draw:connector draw:style-name="gr1" draw:text-style-name="P1" draw:layer="layout" draw:type="line" svg:x1="7.012cm" svg:y1="5.744cm" svg:x2="6.948cm" svg:y2="9.496cm" draw:start-shape="id5" draw:start-glue-point="2" draw:end-shape="id4" draw:end-glue-point="4" svg:d="M7012 5744l-64 3752" svg:viewBox="0 0 65 3753">
          <text:p/>
        </draw:connector>
        <draw:custom-shape draw:style-name="gr3" draw:text-style-name="P2" xml:id="id4" draw:id="id4" draw:layer="layout" svg:width="0.594cm" svg:height="0.61cm" svg:x="6.651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0.494cm" svg:height="3.524cm" svg:x="9.164cm" svg:y="8.043cm">
          <text:p text:style-name="P3"><text:span text:style-name="T1">SilkRPC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0.494cm" svg:height="2.61cm" svg:x="1.921cm" svg:y="2.97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10.494cm" svg:height="2.61cm" svg:x="1.765cm" svg:y="3.13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6" draw:id="id6" draw:layer="layout" svg:width="10.494cm" svg:height="2.61cm" svg:x="8.908cm" svg:y="14.111cm">
          <text:p text:style-name="P7">Turbo-Geth / Silkworm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" draw:id="id7" draw:layer="layout" svg:width="0.594cm" svg:height="0.609cm" svg:x="13.858cm" svg:y="12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4.155cm" svg:y1="14.111cm" svg:x2="14.155cm" svg:y2="13.364cm" draw:start-shape="id6" draw:start-glue-point="0" draw:end-shape="id7" draw:end-glue-point="8" svg:d="M14155 14111v-747" svg:viewBox="0 0 1 748">
          <text:p/>
        </draw:connector>
        <draw:custom-shape draw:style-name="gr10" draw:text-style-name="P4" xml:id="id8" draw:id="id8" draw:layer="layout" svg:width="10.494cm" svg:height="3.519cm" svg:x="8.908cm" svg:y="8.261cm">
          <text:p text:style-name="P3"><text:span text:style-name="T1">Silk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155cm" svg:y1="11.78cm" svg:x2="14.155cm" svg:y2="12.755cm" draw:start-shape="id8" draw:start-glue-point="2" draw:end-shape="id7" draw:end-glue-point="4" svg:d="M14155 11780v975" svg:viewBox="0 0 1 976">
          <text:p/>
        </draw:connector>
        <draw:frame draw:style-name="gr11" draw:text-style-name="P10" draw:layer="layout" svg:width="6.507cm" svg:height="0.853cm" svg:x="7.118cm" svg:y="12.62cm">
          <draw:text-box>
            <text:p><text:span text:style-name="T2">IF#1: TG </text:span><text:span text:style-name="T3">KV gRPC or SM</text:span></text:p>
          </draw:text-box>
        </draw:frame>
        <draw:custom-shape draw:style-name="gr12" draw:text-style-name="P11" xml:id="id9" draw:id="id9" draw:layer="layout" svg:width="0.594cm" svg:height="0.61cm" svg:x="6.557cm" svg:y="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908cm" svg:y1="10.02cm" svg:x2="7.151cm" svg:y2="10.011cm" draw:start-shape="id8" draw:start-glue-point="3" draw:end-shape="id9" draw:end-glue-point="10" svg:d="M8908 10020l-1757-9" svg:viewBox="0 0 1758 10">
          <text:p/>
        </draw:connector>
        <draw:connector draw:style-name="gr1" draw:text-style-name="P1" draw:layer="layout" draw:type="line" svg:x1="6.855cm" svg:y1="5.904cm" svg:x2="6.854cm" svg:y2="9.706cm" draw:start-shape="id10" draw:start-glue-point="2" draw:end-shape="id9" draw:end-glue-point="4" svg:d="M6855 5904l-1 3802" svg:viewBox="0 0 2 3803">
          <text:p/>
        </draw:connector>
        <draw:frame draw:style-name="gr13" draw:text-style-name="P10" draw:layer="layout" svg:width="5.496cm" svg:height="0.806cm" svg:x="0.958cm" svg:y="8.862cm">
          <draw:text-box>
            <text:p><text:span text:style-name="T3">IF#2: ETH JSON RPC</text:span></text:p>
          </draw:text-box>
        </draw:frame>
        <draw:custom-shape draw:style-name="gr14" draw:text-style-name="P6" xml:id="id10" draw:id="id10" draw:layer="layout" svg:width="10.493cm" svg:height="2.61cm" svg:x="1.609cm" svg:y="3.294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1.455cm" svg:y1="9.8cm" svg:x2="19.658cm" svg:y2="9.805cm" draw:start-shape="id2" draw:start-glue-point="6" draw:end-shape="id3" draw:end-glue-point="1" svg:d="M21455 9800l-1797 5" svg:viewBox="0 0 1798 6">
          <text:p/>
        </draw:connector>
        <draw:custom-shape draw:style-name="gr12" draw:text-style-name="P11" xml:id="id2" draw:id="id2" draw:layer="layout" svg:width="0.594cm" svg:height="0.61cm" svg:x="21.455cm" svg:y="9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1" draw:id="id11" draw:layer="layout" svg:width="0.594cm" svg:height="0.61cm" svg:x="21.349cm" svg:y="9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402cm" svg:y1="10.02cm" svg:x2="21.349cm" svg:y2="10.012cm" draw:start-shape="id8" draw:start-glue-point="1" draw:end-shape="id11" draw:end-glue-point="6" svg:d="M19402 10020l1947-8" svg:viewBox="0 0 1948 9">
          <text:p/>
        </draw:connector>
        <draw:custom-shape draw:style-name="gr15" draw:text-style-name="P6" draw:layer="layout" svg:width="10.494cm" svg:height="2.61cm" svg:x="16.621cm" svg:y="2.975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" draw:id="id1" draw:layer="layout" svg:width="10.494cm" svg:height="2.61cm" svg:x="16.465cm" svg:y="3.135cm">
          <text:p text:style-name="P5">Ethereum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2" draw:id="id12" draw:layer="layout" svg:width="10.493cm" svg:height="2.61cm" svg:x="16.309cm" svg:y="3.295cm">
          <text:p text:style-name="P5">Ethereum next-gen dA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1.555cm" svg:y1="5.905cm" svg:x2="21.646cm" svg:y2="9.707cm" draw:start-shape="id12" draw:start-glue-point="2" draw:end-shape="id11" draw:end-glue-point="4" svg:d="M21555 5905l91 3802" svg:viewBox="0 0 92 3803">
          <text:p/>
        </draw:connector>
        <draw:frame draw:style-name="gr13" draw:text-style-name="P10" draw:layer="layout" svg:width="6.032cm" svg:height="0.806cm" svg:x="22.431cm" svg:y="8.862cm">
          <draw:text-box>
            <text:p><text:span text:style-name="T3">IF#3: ETH Binary gRPC</text:span></text:p>
          </draw:text-box>
        </draw:frame>
      </draw:page>
      <draw:page draw:name="page2" draw:style-name="dp1" draw:master-page-name="Default">
        <draw:custom-shape draw:style-name="gr18" draw:text-style-name="P9" xml:id="id14" draw:id="id14" draw:layer="layout" svg:width="0.762cm" svg:height="0.762cm" svg:x="13.87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13" draw:id="id13" draw:layer="layout" svg:width="13.462cm" svg:height="14.208cm" svg:x="7.524cm" svg:y="3.201cm">
          <text:p text:style-name="P3"><text:span text:style-name="T1">Silk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255cm" svg:y1="17.409cm" svg:x2="14.255cm" svg:y2="18.8cm" draw:start-shape="id13" draw:start-glue-point="2" draw:end-shape="id14" draw:end-glue-point="4" svg:d="M14255 17409v1391" svg:viewBox="0 0 1 1392">
          <text:p/>
        </draw:connector>
        <draw:frame draw:style-name="gr20" draw:text-style-name="P12" draw:layer="layout" svg:width="7.968cm" svg:height="0.962cm" svg:x="5.609cm" svg:y="18.646cm">
          <draw:text-box>
            <text:p><text:span text:style-name="T1">IF#1: TG KV gRPC or SM</text:span></text:p>
          </draw:text-box>
        </draw:frame>
        <draw:custom-shape draw:style-name="gr21" draw:text-style-name="P11" xml:id="id16" draw:id="id16" draw:layer="layout" svg:width="0.762cm" svg:height="0.762cm" svg:x="10.67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99cm" svg:y1="4.385cm" svg:x2="11.056cm" svg:y2="2.263cm" draw:start-shape="id15" draw:start-glue-point="0" draw:end-shape="id16" draw:end-glue-point="8" svg:d="M11099 4385l-43-2122" svg:viewBox="0 0 44 2123">
          <text:p/>
        </draw:connector>
        <draw:frame draw:style-name="gr20" draw:text-style-name="P12" draw:layer="layout" svg:width="6.857cm" svg:height="0.962cm" svg:x="3.455cm" svg:y="1.446cm">
          <draw:text-box>
            <text:p><text:span text:style-name="T1">IF#2: ETH JSON RPC</text:span></text:p>
          </draw:text-box>
        </draw:frame>
        <draw:custom-shape draw:style-name="gr22" draw:text-style-name="P8" draw:layer="layout" svg:width="7.26cm" svg:height="2.402cm" svg:x="10.568cm" svg:y="11.885cm">
          <text:p text:style-name="P7">KV Client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5" draw:id="id15" draw:layer="layout" svg:width="6.164cm" svg:height="2.54cm" svg:x="8.017cm" svg:y="4.385cm">
          <text:p text:style-name="P7">JSON RPC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7.26cm" svg:height="2.506cm" svg:x="10.568cm" svg:y="9.425cm">
          <text:p text:style-name="P7">State Read/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7.362cm" svg:height="2.54cm" draw:transform="rotate (-1.5707963267949) translate (20.368cm 6.925cm)">
          <text:p text:style-name="P7">Silkwor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13" xml:id="id17" draw:id="id17" draw:layer="layout" svg:width="6.198cm" svg:height="2.54cm" svg:x="14.181cm" svg:y="4.385cm">
          <text:p text:style-name="P7"><text:s/>Binary RPC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8" draw:id="id18" draw:layer="layout" svg:width="0.762cm" svg:height="0.762cm" svg:x="16.876cm" svg:y="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28cm" svg:y1="4.385cm" svg:x2="17.257cm" svg:y2="2.264cm" draw:start-shape="id17" draw:start-glue-point="0" draw:end-shape="id18" draw:end-glue-point="8" svg:d="M17280 4385l-23-2121" svg:viewBox="0 0 24 2122">
          <text:p/>
        </draw:connector>
        <draw:frame draw:style-name="gr20" draw:text-style-name="P12" draw:layer="layout" svg:width="7.976cm" svg:height="0.962cm" svg:x="18.456cm" svg:y="1.446cm">
          <draw:text-box>
            <text:p><text:span text:style-name="T1">IF#3: ETH Binary gRPC</text:span></text:p>
          </draw:text-box>
        </draw:frame>
        <draw:custom-shape draw:style-name="gr27" draw:text-style-name="P15" draw:layer="layout" svg:width="7.389cm" svg:height="2.54cm" draw:transform="rotate (-1.5707963267949) translate (10.568cm 6.925cm)">
          <text:p text:style-name="P7">Silkwor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16" draw:layer="layout" svg:width="12.33cm" svg:height="2.54cm" svg:x="8.043cm" svg:y="14.291cm">
          <text:p text:style-name="P7">Asynchronous 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7.26cm" svg:height="2.506cm" svg:x="10.568cm" svg:y="6.925cm">
          <text:p text:style-name="P7">Session State Machin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llio Canepa</meta:initial-creator>
    <meta:creation-date>2020-11-21T01:25:07.185851592</meta:creation-date>
    <dc:date>2020-11-23T22:40:31.911218685</dc:date>
    <dc:creator>Tullio Canepa</dc:creator>
    <meta:editing-duration>PT5H43M33S</meta:editing-duration>
    <meta:editing-cycles>35</meta:editing-cycles>
    <meta:generator>LibreOffice/6.4.6.2$Linux_X86_64 LibreOffice_project/40$Build-2</meta:generator>
    <meta:document-statistic meta:object-count="45"/>
  </office:meta>
</office:document-meta>
</file>